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ck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ck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ck solid #000000" fo:border-bottom="thin solid #000000" fo:border-left="thin solid #000000" fo:border-right="thin solid #0000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92D05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ck solid #000000" fo:border-left="thin solid #000000" fo:border-right="thin solid #00000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000000" fo:border-bottom="thick solid #000000" fo:border-left="thin solid #000000" fo:border-right="thin solid #000000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ck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ck solid #000000" fo:border-left="thin solid #000000" fo:border-right="thin solid #000000" fo:background-color="#92D050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92D050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/>
      <style:text-properties fo:color="#FF0000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000000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92D050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ck solid #000000" fo:border-bottom="thick solid #000000" fo:border-left="thin solid #000000" fo:border-right="thin solid #000000"/>
      <style:text-properties fo:font-size="10pt" style:font-size-asian="10pt" style:font-size-complex="10pt" style:text-underline-style="solid" style:text-underline-type="single"/>
    </style:style>
    <style:style style:name="ce49" style:family="table-cell" style:parent-style-name="Default" style:data-style-name="N0">
      <style:text-properties fo:font-size="28pt" style:font-size-asian="28pt" style:font-size-complex="28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middle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thick solid #000000" fo:border-bottom="none" fo:border-left="thin solid #000000" fo:border-right="thin solid #000000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ck solid #000000" fo:border-bottom="none" fo:border-left="thin solid #000000" fo:border-right="thin solid #000000" fo:background-color="#92D050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C000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9D08E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92D050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middle" fo:background-color="#92D050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2D050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thick solid #000000" fo:border-left="thin solid #000000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ck solid #000000" fo:border-bottom="thick solid #000000" fo:border-left="thin solid #000000" fo:border-right="thin solid #000000" fo:background-color="#92D050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thick solid #000000" fo:border-bottom="none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ck solid #000000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thick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2F75B5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2F75B5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top" fo:wrap-option="wrap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7.40833333333333cm" style:use-optimal-column-width="true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erkas" table:style-name="ta1">
        <table:table-column table:style-name="co1" table:default-cell-style-name="ce4"/>
        <table:table-column table:style-name="co2" table:default-cell-style-name="ce2"/>
        <table:table-column table:style-name="co3" table:number-columns-repeated="40" table:default-cell-style-name="ce1"/>
        <table:table-column table:style-name="co4" table:number-columns-repeated="16342" table:default-cell-style-name="ce1"/>
        <table:table-row table:style-name="ro1">
          <table:table-cell table:style-name="ce4"/>
          <table:table-cell table:style-name="ce49"/>
          <table:table-cell office:value-type="string" table:style-name="ce49">
            <text:p>P E R S E U S : <text:s text:c="2"/>Finite State Machine</text:p>
          </table:table-cell>
          <table:table-cell table:number-columns-repeated="15" table:style-name="ce49"/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92">
            <text:p>New state</text:p>
          </table:table-cell>
          <table:covered-table-cell table:number-columns-repeated="39"/>
          <table:table-cell table:number-columns-repeated="16342"/>
        </table:table-row>
        <table:table-row table:style-name="ro4">
          <table:table-cell office:value-type="string" table:style-name="ce64">
            <text:p>Current State</text:p>
          </table:table-cell>
          <table:table-cell office:value-type="string" table:style-name="ce65">
            <text:p>Event</text:p>
          </table:table-cell>
          <table:table-cell office:value-type="string" table:style-name="ce66">
            <text:p>WALK_LFT</text:p>
          </table:table-cell>
          <table:table-cell office:value-type="string" table:style-name="ce66">
            <text:p>IDLE_LFT</text:p>
          </table:table-cell>
          <table:table-cell office:value-type="string" table:style-name="ce66">
            <text:p>WALK_RGH</text:p>
          </table:table-cell>
          <table:table-cell office:value-type="string" table:style-name="ce66">
            <text:p>IDLE_RGH</text:p>
          </table:table-cell>
          <table:table-cell office:value-type="string" table:style-name="ce66">
            <text:p>TURN_LFT</text:p>
          </table:table-cell>
          <table:table-cell office:value-type="string" table:style-name="ce66">
            <text:p>TURN_RGH</text:p>
          </table:table-cell>
          <table:table-cell office:value-type="string" table:style-name="ce66">
            <text:p>DOWN_LFT</text:p>
          </table:table-cell>
          <table:table-cell office:value-type="string" table:style-name="ce66">
            <text:p>DOWN_RGH</text:p>
          </table:table-cell>
          <table:table-cell office:value-type="string" table:style-name="ce66">
            <text:p>BACK_LFT</text:p>
          </table:table-cell>
          <table:table-cell office:value-type="string" table:style-name="ce66">
            <text:p>BACK_RGH</text:p>
          </table:table-cell>
          <table:table-cell office:value-type="string" table:style-name="ce66">
            <text:p>DOWNTURN_LFT</text:p>
          </table:table-cell>
          <table:table-cell office:value-type="string" table:style-name="ce66">
            <text:p>DOWNTURN_RGH</text:p>
          </table:table-cell>
          <table:table-cell office:value-type="string" table:style-name="ce66">
            <text:p>FALL_LFT</text:p>
          </table:table-cell>
          <table:table-cell office:value-type="string" table:style-name="ce66">
            <text:p>FALL_RGH</text:p>
          </table:table-cell>
          <table:table-cell office:value-type="string" table:style-name="ce66">
            <text:p>FALL_END_LFT</text:p>
          </table:table-cell>
          <table:table-cell office:value-type="string" table:style-name="ce66">
            <text:p>FALL_END_RGH</text:p>
          </table:table-cell>
          <table:table-cell office:value-type="string" table:style-name="ce66">
            <text:p>JUMP_UP0_LFT</text:p>
          </table:table-cell>
          <table:table-cell office:value-type="string" table:style-name="ce66">
            <text:p>JUMP_UP0_RGH</text:p>
          </table:table-cell>
          <table:table-cell office:value-type="string" table:style-name="ce66">
            <text:p>JUMP_UP1_LFT</text:p>
          </table:table-cell>
          <table:table-cell office:value-type="string" table:style-name="ce66">
            <text:p>JUMP_UP1_RGH</text:p>
          </table:table-cell>
          <table:table-cell office:value-type="string" table:style-name="ce66">
            <text:p>JUMP_HO1_LFT</text:p>
          </table:table-cell>
          <table:table-cell office:value-type="string" table:style-name="ce66">
            <text:p>JUMP_HO1_RGH</text:p>
          </table:table-cell>
          <table:table-cell office:value-type="string" table:style-name="ce66">
            <text:p>JUMP_HO2_LFT</text:p>
          </table:table-cell>
          <table:table-cell office:value-type="string" table:style-name="ce66">
            <text:p>JUMP_HO2_RGH</text:p>
          </table:table-cell>
          <table:table-cell office:value-type="string" table:style-name="ce66">
            <text:p>LADDER_ST_LFT</text:p>
          </table:table-cell>
          <table:table-cell office:value-type="string" table:style-name="ce66">
            <text:p>LADDER_ST_LFT</text:p>
          </table:table-cell>
          <table:table-cell office:value-type="string" table:style-name="ce66">
            <text:p>LADDER_LFT</text:p>
          </table:table-cell>
          <table:table-cell office:value-type="string" table:style-name="ce66">
            <text:p>LADDER_RGH</text:p>
          </table:table-cell>
          <table:table-cell office:value-type="string" table:style-name="ce66">
            <text:p>LADDERUP_LFT</text:p>
          </table:table-cell>
          <table:table-cell office:value-type="string" table:style-name="ce66">
            <text:p>LADDERUP_RGH</text:p>
          </table:table-cell>
          <table:table-cell office:value-type="string" table:style-name="ce66">
            <text:p>SLIDE_LFT</text:p>
          </table:table-cell>
          <table:table-cell office:value-type="string" table:style-name="ce66">
            <text:p>SLIDE_RGH</text:p>
          </table:table-cell>
          <table:table-cell office:value-type="string" table:style-name="ce66">
            <text:p>PUNCH_LFT</text:p>
          </table:table-cell>
          <table:table-cell office:value-type="string" table:style-name="ce66">
            <text:p>PUNCH_RGH</text:p>
          </table:table-cell>
          <table:table-cell office:value-type="string" table:style-name="ce66">
            <text:p>LADDERDW1_LFT</text:p>
          </table:table-cell>
          <table:table-cell office:value-type="string" table:style-name="ce66">
            <text:p>LADDERDW1_RGH</text:p>
          </table:table-cell>
          <table:table-cell office:value-type="string" table:style-name="ce66">
            <text:p>LADDERDWN_LFT</text:p>
          </table:table-cell>
          <table:table-cell office:value-type="string" table:style-name="ce66">
            <text:p>LADDERDWN_RGH</text:p>
          </table:table-cell>
          <table:table-cell office:value-type="string" table:style-name="ce66">
            <text:p>FSM_THROW_LFT</text:p>
          </table:table-cell>
          <table:table-cell office:value-type="string" table:style-name="ce66">
            <text:p>FSM_THROW_RGH</text:p>
          </table:table-cell>
          <table:table-cell table:number-columns-repeated="16342" table:style-name="ce4"/>
        </table:table-row>
        <table:table-row table:style-name="ro5">
          <table:table-cell office:value-type="string" table:number-columns-spanned="1" table:number-rows-spanned="11" table:style-name="ce96">
            <text:p>WALK_LFT</text:p>
          </table:table-cell>
          <table:table-cell office:value-type="string" table:style-name="ce5">
            <text:p>No floor under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2" table:style-name="ce7"/>
          <table:table-cell table:style-name="ce17"/>
          <table:table-cell table:number-columns-repeated="24" table:style-name="ce7"/>
          <table:table-cell table:style-name="ce6"/>
          <table:table-cell table:style-name="ce7"/>
          <table:table-cell table:style-name="ce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No floor under (step)</text:p>
          </table:table-cell>
          <table:table-cell office:value-type="string" table:style-name="ce9">
            <text:p>y+8</text:p>
          </table:table-cell>
          <table:table-cell table:number-columns-repeated="39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 (check non exact x)</text:p>
          </table:table-cell>
          <table:table-cell office:value-type="string" table:style-name="ce9">
            <text:p>x-4 <text:s/>IncPhase</text:p>
          </table:table-cell>
          <table:table-cell table:number-columns-repeated="12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 (check exact x &amp; step)</text:p>
          </table:table-cell>
          <table:table-cell office:value-type="string" table:style-name="ce9">
            <text:p>x-4 <text:s/>y-8 <text:s/>IncPhase</text:p>
          </table:table-cell>
          <table:table-cell table:number-columns-repeated="12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 (check exact x &amp; no colission left)</text:p>
          </table:table-cell>
          <table:table-cell office:value-type="string" table:style-name="ce9">
            <text:p>x-4 <text:s/>IncPhase</text:p>
          </table:table-cell>
          <table:table-cell table:number-columns-repeated="3"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 (check exact x &amp; colision left)</text:p>
          </table:table-cell>
          <table:table-cell table:number-columns-repeated="2" table:style-name="ce10"/>
          <table:table-cell table:number-columns-repeated="2" table:style-name="ce11"/>
          <table:table-cell table:number-columns-repeated="4" table:style-name="ce12"/>
          <table:table-cell office:value-type="string" table:style-name="ce43">
            <text:p>x+4</text:p>
          </table:table-cell>
          <table:table-cell table:number-columns-repeated="4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LEFT (check exact x &amp; number of cycles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number-columns-repeated="3"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50">
            <text:p>y+8 <text:s/>SlideCounter</text:p>
          </table:table-cell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LEFT (check exact x &amp; number of cycles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50">
            <text:p>JumpTable_LFT1</text:p>
          </table:table-cell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14">
            <text:p>None (check exact x &amp; no collision left)</text:p>
          </table:table-cell>
          <table:table-cell table:style-name="ce10"/>
          <table:table-cell table:style-name="ce9"/>
          <table:table-cell table:number-columns-repeated="2" table:style-name="ce11"/>
          <table:table-cell table:style-name="ce12"/>
          <table:table-cell table:style-name="ce10"/>
          <table:table-cell table:number-columns-repeated="7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44">
            <text:p>None (check exact x &amp; collision left)</text:p>
          </table:table-cell>
          <table:table-cell table:number-columns-repeated="4" table:style-name="ce38"/>
          <table:table-cell table:style-name="ce39"/>
          <table:table-cell table:style-name="ce38"/>
          <table:table-cell table:number-columns-repeated="2" table:style-name="ce39"/>
          <table:table-cell office:value-type="string" table:style-name="ce43">
            <text:p>x+4</text:p>
          </table:table-cell>
          <table:table-cell table:number-columns-repeated="31"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14">
            <text:p>None (check non exact x)</text:p>
          </table:table-cell>
          <table:table-cell office:value-type="string" table:style-name="ce37">
            <text:p>x-4 IncPhase</text:p>
          </table:table-cell>
          <table:table-cell table:style-name="ce15"/>
          <table:table-cell table:number-columns-repeated="2" table:style-name="ce16"/>
          <table:table-cell table:number-columns-repeated="6" table:style-name="ce15"/>
          <table:table-cell table:number-columns-repeated="2"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3"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4" table:style-name="ce16"/>
          <table:table-cell table:style-name="ce15"/>
          <table:table-cell table:style-name="ce16"/>
          <table:table-cell table:style-name="ce15"/>
          <table:table-cell table:number-columns-repeated="16342"/>
        </table:table-row>
        <table:table-row table:style-name="ro5">
          <table:table-cell office:value-type="string" table:number-columns-spanned="1" table:number-rows-spanned="10" table:style-name="ce96">
            <text:p>IDLE_LFT</text:p>
          </table:table-cell>
          <table:table-cell office:value-type="string" table:style-name="ce5">
            <text:p>No floor under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2" table:style-name="ce7"/>
          <table:table-cell table:style-name="ce17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number-columns-repeated="3"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number-columns-repeated="4" table:style-name="ce7"/>
          <table:table-cell table:style-name="ce6"/>
          <table:table-cell table:style-name="ce7"/>
          <table:table-cell table:style-name="ce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</text:p>
          </table:table-cell>
          <table:table-cell office:value-type="string" table:style-name="ce9">
            <text:p>Fase=0</text:p>
          </table:table-cell>
          <table:table-cell table:number-columns-repeated="39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</text:p>
          </table:table-cell>
          <table:table-cell table:number-columns-repeated="5" table:style-name="ce10"/>
          <table:table-cell office:value-type="string" table:style-name="ce9">
            <text:p>x-4</text:p>
          </table:table-cell>
          <table:table-cell table:number-columns-repeated="34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(check ladder down left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office:value-type="string" table:style-name="ce73">
            <text:p>y+8</text:p>
          </table:table-cell>
          <table:table-cell table:number-columns-repeated="2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LEFT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office:value-type="string" table:style-name="ce9">
            <text:p>y+8</text:p>
          </table:table-cell>
          <table:table-cell table:number-columns-repeated="6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 (ladder left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79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 (no ladder left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office:value-type="string" table:style-name="ce50">
            <text:p>y+8 <text:s/>JumpTable_UP</text:p>
          </table:table-cell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LEFT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office:value-type="string" table:style-name="ce50">
            <text:p>y+8 <text:s/>JumpTable_UPLFT</text:p>
          </table:table-cell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FIRE (Punch)</text:p>
          </table:table-cell>
          <table:table-cell table:number-columns-repeated="2" table:style-name="ce10"/>
          <table:table-cell table:number-columns-repeated="2" table:style-name="ce11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50">
            <text:p>x-4 <text:s/>PunchCounter=0</text:p>
          </table:table-cell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None</text:p>
          </table:table-cell>
          <table:table-cell table:style-name="ce10"/>
          <table:table-cell table:style-name="ce9"/>
          <table:table-cell table:number-columns-repeated="11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table-cell office:value-type="string" table:number-columns-spanned="1" table:number-rows-spanned="11" table:style-name="ce96">
            <text:p>WALK_RGH</text:p>
          </table:table-cell>
          <table:table-cell office:value-type="string" table:style-name="ce5">
            <text:p>No floor under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2" table:style-name="ce7"/>
          <table:table-cell table:style-name="ce6"/>
          <table:table-cell table:style-name="ce33"/>
          <table:table-cell table:number-columns-repeated="26" table:style-name="ce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No floor under (step)</text:p>
          </table:table-cell>
          <table:table-cell table:number-columns-repeated="2" table:style-name="ce10"/>
          <table:table-cell office:value-type="string" table:style-name="ce9">
            <text:p>y+8</text:p>
          </table:table-cell>
          <table:table-cell table:number-columns-repeated="37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 (check non exact x)</text:p>
          </table:table-cell>
          <table:table-cell table:number-columns-repeated="2" table:style-name="ce10"/>
          <table:table-cell office:value-type="string" table:style-name="ce9">
            <text:p>x+4 <text:s/>IncPhase</text:p>
          </table:table-cell>
          <table:table-cell table:number-columns-repeated="10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 (check eaxct x &amp; step)</text:p>
          </table:table-cell>
          <table:table-cell table:number-columns-repeated="2" table:style-name="ce10"/>
          <table:table-cell office:value-type="string" table:style-name="ce9">
            <text:p>x+4 <text:s/>y-8 <text:s/>IncPhase</text:p>
          </table:table-cell>
          <table:table-cell table:number-columns-repeated="10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 (check exact x &amp; no colission right)</text:p>
          </table:table-cell>
          <table:table-cell table:number-columns-repeated="2" table:style-name="ce10"/>
          <table:table-cell office:value-type="string" table:style-name="ce9">
            <text:p>x+4 <text:s/>IncPhase</text:p>
          </table:table-cell>
          <table:table-cell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 (check eaxct x &amp; colission right)</text:p>
          </table:table-cell>
          <table:table-cell table:number-columns-repeated="4" table:style-name="ce10"/>
          <table:table-cell table:number-columns-repeated="5" table:style-name="ce12"/>
          <table:table-cell office:value-type="string" table:style-name="ce43">
            <text:p>x-4</text:p>
          </table:table-cell>
          <table:table-cell table:number-columns-repeated="3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RIGHT (check exact &amp; number of cycles)</text:p>
          </table:table-cell>
          <table:table-cell table:number-columns-repeated="4"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office:value-type="string" table:style-name="ce50">
            <text:p>y+8 <text:s/>SlideCounter</text:p>
          </table:table-cell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RIGHT (check exact &amp; number of cycles)</text:p>
          </table:table-cell>
          <table:table-cell table:number-columns-repeated="4"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office:value-type="string" table:style-name="ce50">
            <text:p>JumpTable_RGH1</text:p>
          </table:table-cell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14">
            <text:p>None (check exact x &amp; no collision right)</text:p>
          </table:table-cell>
          <table:table-cell table:number-columns-repeated="3" table:style-name="ce10"/>
          <table:table-cell table:style-name="ce9"/>
          <table:table-cell table:style-name="ce12"/>
          <table:table-cell table:style-name="ce10"/>
          <table:table-cell table:number-columns-repeated="7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44">
            <text:p>None (check exact x and collision right)</text:p>
          </table:table-cell>
          <table:table-cell table:number-columns-repeated="4" table:style-name="ce38"/>
          <table:table-cell table:style-name="ce39"/>
          <table:table-cell table:style-name="ce38"/>
          <table:table-cell table:number-columns-repeated="3" table:style-name="ce39"/>
          <table:table-cell office:value-type="string" table:style-name="ce43">
            <text:p>x-4</text:p>
          </table:table-cell>
          <table:table-cell table:number-columns-repeated="3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14">
            <text:p>None (check non exact x)</text:p>
          </table:table-cell>
          <table:table-cell table:number-columns-repeated="2" table:style-name="ce15"/>
          <table:table-cell office:value-type="string" table:style-name="ce9">
            <text:p>x+4 IncPhase</text:p>
          </table:table-cell>
          <table:table-cell table:style-name="ce16"/>
          <table:table-cell table:number-columns-repeated="6" table:style-name="ce15"/>
          <table:table-cell table:number-columns-repeated="2"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3"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4" table:style-name="ce16"/>
          <table:table-cell table:style-name="ce15"/>
          <table:table-cell table:style-name="ce16"/>
          <table:table-cell table:style-name="ce15"/>
          <table:table-cell table:number-columns-repeated="16342"/>
        </table:table-row>
        <table:table-row table:style-name="ro5">
          <table:table-cell office:value-type="string" table:number-columns-spanned="1" table:number-rows-spanned="10" table:style-name="ce96">
            <text:p>IDLE_RGH</text:p>
          </table:table-cell>
          <table:table-cell office:value-type="string" table:style-name="ce5">
            <text:p>No floor under</text:p>
          </table:table-cell>
          <table:table-cell table:number-columns-repeated="3" table:style-name="ce6"/>
          <table:table-cell table:style-name="ce7"/>
          <table:table-cell table:number-columns-repeated="6" table:style-name="ce6"/>
          <table:table-cell table:number-columns-repeated="3" table:style-name="ce7"/>
          <table:table-cell table:style-name="ce1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number-columns-repeated="3"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number-columns-repeated="4" table:style-name="ce7"/>
          <table:table-cell table:style-name="ce6"/>
          <table:table-cell table:style-name="ce7"/>
          <table:table-cell table:style-name="ce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RIGHT</text:p>
          </table:table-cell>
          <table:table-cell table:number-columns-repeated="2" table:style-name="ce10"/>
          <table:table-cell office:value-type="string" table:style-name="ce9">
            <text:p>Fase=0</text:p>
          </table:table-cell>
          <table:table-cell table:number-columns-repeated="37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LEFT</text:p>
          </table:table-cell>
          <table:table-cell table:number-columns-repeated="4" table:style-name="ce10"/>
          <table:table-cell office:value-type="string" table:style-name="ce9">
            <text:p>x+4</text:p>
          </table:table-cell>
          <table:table-cell table:number-columns-repeated="35"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(check ladder down left)</text:p>
          </table:table-cell>
          <table:table-cell table:number-columns-repeated="13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3"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2" table:style-name="ce11"/>
          <table:table-cell office:value-type="string" table:style-name="ce73">
            <text:p>y+8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RIGHT</text:p>
          </table:table-cell>
          <table:table-cell table:number-columns-repeated="4" table:style-name="ce10"/>
          <table:table-cell table:number-columns-repeated="3" table:style-name="ce12"/>
          <table:table-cell office:value-type="string" table:style-name="ce9">
            <text:p>y+8</text:p>
          </table:table-cell>
          <table:table-cell table:number-columns-repeated="5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 (ladder right)</text:p>
          </table:table-cell>
          <table:table-cell table:number-columns-repeated="4"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3"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number-columns-repeated="4" table:style-name="ce13"/>
          <table:table-cell table:style-name="ce12"/>
          <table:table-cell table:style-name="ce13"/>
          <table:table-cell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UP (no ladder right)</text:p>
          </table:table-cell>
          <table:table-cell table:number-columns-repeated="4" table:style-name="ce10"/>
          <table:table-cell table:number-columns-repeated="9" table:style-name="ce12"/>
          <table:table-cell table:style-name="ce13"/>
          <table:table-cell table:style-name="ce12"/>
          <table:table-cell table:style-name="ce13"/>
          <table:table-cell table:style-name="ce12"/>
          <table:table-cell office:value-type="string" table:style-name="ce50">
            <text:p>y+8 <text:s/>JumpTable_UP</text:p>
          </table:table-cell>
          <table:table-cell table:style-name="ce12"/>
          <table:table-cell table:style-name="ce13"/>
          <table:table-cell table:number-columns-repeated="3" table:style-name="ce12"/>
          <table:table-cell table:number-columns-repeated="2" table:style-name="ce13"/>
          <table:table-cell table:style-name="ce79"/>
          <table:table-cell table:number-columns-repeated="14" table:style-name="ce12"/>
          <table:table-cell table:number-columns-repeated="16342"/>
        </table:table-row>
        <table:table-row table:style-name="ro5">
          <table:covered-table-cell/>
          <table:table-cell office:value-type="string" table:style-name="ce58">
            <text:p>UPRIGHT</text:p>
          </table:table-cell>
          <table:table-cell table:number-columns-repeated="4" table:style-name="ce19"/>
          <table:table-cell table:number-columns-repeated="9"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1">
            <text:p>y+8 <text:s/>JumpTable_UPRGH</text:p>
          </table:table-cell>
          <table:table-cell table:style-name="ce59"/>
          <table:table-cell table:style-name="ce60"/>
          <table:table-cell table:style-name="ce59"/>
          <table:table-cell table:style-name="ce12"/>
          <table:table-cell table:style-name="ce59"/>
          <table:table-cell table:number-columns-repeated="3"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number-columns-repeated="4" table:style-name="ce60"/>
          <table:table-cell table:style-name="ce59"/>
          <table:table-cell table:style-name="ce60"/>
          <table:table-cell table:style-name="ce59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FIRE (Punch)</text:p>
          </table:table-cell>
          <table:table-cell table:number-columns-repeated="4" table:style-name="ce19"/>
          <table:table-cell table:number-columns-repeated="9" table:style-name="ce59"/>
          <table:table-cell table:style-name="ce60"/>
          <table:table-cell table:style-name="ce59"/>
          <table:table-cell table:style-name="ce60"/>
          <table:table-cell table:number-columns-repeated="3" table:style-name="ce59"/>
          <table:table-cell table:style-name="ce60"/>
          <table:table-cell table:style-name="ce59"/>
          <table:table-cell table:style-name="ce60"/>
          <table:table-cell table:style-name="ce59"/>
          <table:table-cell table:number-columns-repeated="3"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50">
            <text:p>x+4 <text:s/>PunchCounter=0</text:p>
          </table:table-cell>
          <table:table-cell table:number-columns-repeated="3" table:style-name="ce60"/>
          <table:table-cell table:style-name="ce59"/>
          <table:table-cell table:style-name="ce60"/>
          <table:table-cell table:style-name="ce59"/>
          <table:table-cell table:number-columns-repeated="16342"/>
        </table:table-row>
        <table:table-row table:style-name="ro5">
          <table:covered-table-cell/>
          <table:table-cell office:value-type="string" table:style-name="ce18">
            <text:p>None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number-columns-repeated="3"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number-columns-repeated="4" table:style-name="ce21"/>
          <table:table-cell table:style-name="ce19"/>
          <table:table-cell table:style-name="ce21"/>
          <table:table-cell table:style-name="ce19"/>
          <table:table-cell table:number-columns-repeated="16342"/>
        </table:table-row>
        <table:table-row table:style-name="ro6">
          <table:table-cell office:value-type="string" table:style-name="ce67">
            <text:p>TURN_LFT</text:p>
          </table:table-cell>
          <table:table-cell office:value-type="string" table:style-name="ce5">
            <text:p>None</text:p>
          </table:table-cell>
          <table:table-cell table:style-name="ce22"/>
          <table:table-cell office:value-type="string" table:style-name="ce34">
            <text:p>x+4</text:p>
          </table:table-cell>
          <table:table-cell table:number-columns-repeated="38" table:style-name="ce22"/>
          <table:table-cell table:number-columns-repeated="16342"/>
        </table:table-row>
        <table:table-row table:style-name="ro6">
          <table:table-cell office:value-type="string" table:style-name="ce68">
            <text:p>TURN_RGH</text:p>
          </table:table-cell>
          <table:table-cell office:value-type="string" table:style-name="ce5">
            <text:p>None</text:p>
          </table:table-cell>
          <table:table-cell table:number-columns-repeated="3" table:style-name="ce22"/>
          <table:table-cell office:value-type="string" table:style-name="ce34">
            <text:p>x-4</text:p>
          </table:table-cell>
          <table:table-cell table:number-columns-repeated="36" table:style-name="ce22"/>
          <table:table-cell table:number-columns-repeated="16342"/>
        </table:table-row>
        <table:table-row table:style-name="ro5">
          <table:table-cell office:value-type="string" table:number-columns-spanned="1" table:number-rows-spanned="5" table:style-name="ce94">
            <text:p>DOWN_LFT</text:p>
          </table:table-cell>
          <table:table-cell office:value-type="string" table:style-name="ce5">
            <text:p>No floor under</text:p>
          </table:table-cell>
          <table:table-cell table:number-columns-repeated="12" table:style-name="ce22"/>
          <table:table-cell table:style-name="ce23"/>
          <table:table-cell table:number-columns-repeated="27" table:style-name="ce22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LEFT</text:p>
          </table:table-cell>
          <table:table-cell table:number-columns-repeated="6" table:style-name="ce76"/>
          <table:table-cell table:style-name="ce77"/>
          <table:table-cell table:number-columns-repeated="33" table:style-name="ce7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LEFT + FIRE (Throw knife)</text:p>
          </table:table-cell>
          <table:table-cell table:number-columns-repeated="38" table:style-name="ce76"/>
          <table:table-cell table:style-name="ce77"/>
          <table:table-cell table:style-name="ce76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RIGHT</text:p>
          </table:table-cell>
          <table:table-cell table:number-columns-repeated="11" table:style-name="ce30"/>
          <table:table-cell office:value-type="string" table:style-name="ce40">
            <text:p>x-4</text:p>
          </table:table-cell>
          <table:table-cell table:number-columns-repeated="28" table:style-name="ce30"/>
          <table:table-cell table:number-columns-repeated="16342"/>
        </table:table-row>
        <table:table-row table:style-name="ro5">
          <table:covered-table-cell/>
          <table:table-cell office:value-type="string" table:style-name="ce18">
            <text:p>None</text:p>
          </table:table-cell>
          <table:table-cell table:style-name="ce24"/>
          <table:table-cell office:value-type="string" table:style-name="ce27">
            <text:p>y+8</text:p>
          </table:table-cell>
          <table:table-cell table:number-columns-repeated="38" table:style-name="ce24"/>
          <table:table-cell table:number-columns-repeated="16342"/>
        </table:table-row>
        <table:table-row table:style-name="ro5">
          <table:table-cell office:value-type="string" table:number-columns-spanned="1" table:number-rows-spanned="5" table:style-name="ce95">
            <text:p>DOWN_RGH</text:p>
          </table:table-cell>
          <table:table-cell office:value-type="string" table:style-name="ce5">
            <text:p>No floor under</text:p>
          </table:table-cell>
          <table:table-cell table:number-columns-repeated="13" table:style-name="ce54"/>
          <table:table-cell office:value-type="string" table:style-name="ce62">
            <text:p>º</text:p>
          </table:table-cell>
          <table:table-cell table:number-columns-repeated="26" table:style-name="ce54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RIGHT</text:p>
          </table:table-cell>
          <table:table-cell table:number-columns-repeated="7" table:style-name="ce30"/>
          <table:table-cell table:style-name="ce70"/>
          <table:table-cell table:number-columns-repeated="32" table:style-name="ce30"/>
          <table:table-cell table:number-columns-repeated="16342"/>
        </table:table-row>
        <table:table-row table:style-name="ro5">
          <table:covered-table-cell/>
          <table:table-cell office:value-type="string" table:style-name="ce8">
            <text:p>DOWN - DOWNRIGHT + FIRE (Throw knife)</text:p>
          </table:table-cell>
          <table:table-cell table:number-columns-repeated="39" table:style-name="ce30"/>
          <table:table-cell table:style-name="ce70"/>
          <table:table-cell table:number-columns-repeated="16342"/>
        </table:table-row>
        <table:table-row table:style-name="ro5">
          <table:covered-table-cell/>
          <table:table-cell office:value-type="string" table:style-name="ce78">
            <text:p>DOWN - DOWNLEFT</text:p>
          </table:table-cell>
          <table:table-cell table:number-columns-repeated="10" table:style-name="ce29"/>
          <table:table-cell office:value-type="string" table:style-name="ce41">
            <text:p>x+4</text:p>
          </table:table-cell>
          <table:table-cell table:number-columns-repeated="29" table:style-name="ce29"/>
          <table:table-cell table:number-columns-repeated="16342"/>
        </table:table-row>
        <table:table-row table:style-name="ro5">
          <table:covered-table-cell/>
          <table:table-cell office:value-type="string" table:style-name="ce25">
            <text:p>None</text:p>
          </table:table-cell>
          <table:table-cell table:number-columns-repeated="3" table:style-name="ce26"/>
          <table:table-cell office:value-type="string" table:style-name="ce28">
            <text:p>y-8</text:p>
          </table:table-cell>
          <table:table-cell table:number-columns-repeated="36" table:style-name="ce26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4">
            <text:p>BACK_LFT</text:p>
          </table:table-cell>
          <table:table-cell office:value-type="string" table:style-name="ce47">
            <text:p>Phase &gt; 0</text:p>
          </table:table-cell>
          <table:table-cell table:number-columns-repeated="8" table:style-name="ce22"/>
          <table:table-cell office:value-type="string" table:style-name="ce34">
            <text:p>DecPhase</text:p>
          </table:table-cell>
          <table:table-cell table:number-columns-repeated="31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45">
            <text:p>Phase = 0</text:p>
          </table:table-cell>
          <table:table-cell table:style-name="ce29"/>
          <table:table-cell table:style-name="ce46"/>
          <table:table-cell table:number-columns-repeated="38" table:style-name="ce29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4">
            <text:p>BACK_RGH</text:p>
          </table:table-cell>
          <table:table-cell office:value-type="string" table:style-name="ce47">
            <text:p>Phase &gt; 0</text:p>
          </table:table-cell>
          <table:table-cell table:number-columns-repeated="9" table:style-name="ce22"/>
          <table:table-cell office:value-type="string" table:style-name="ce34">
            <text:p>DecPhase</text:p>
          </table:table-cell>
          <table:table-cell table:number-columns-repeated="30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45">
            <text:p>Phase = 0</text:p>
          </table:table-cell>
          <table:table-cell table:number-columns-repeated="3" table:style-name="ce29"/>
          <table:table-cell table:style-name="ce46"/>
          <table:table-cell table:number-columns-repeated="36" table:style-name="ce29"/>
          <table:table-cell table:number-columns-repeated="16342"/>
        </table:table-row>
        <table:table-row table:style-name="ro6">
          <table:table-cell office:value-type="string" table:style-name="ce67">
            <text:p>DOWNTURN_LFT</text:p>
          </table:table-cell>
          <table:table-cell office:value-type="string" table:style-name="ce5">
            <text:p>None</text:p>
          </table:table-cell>
          <table:table-cell table:number-columns-repeated="6" table:style-name="ce22"/>
          <table:table-cell office:value-type="string" table:style-name="ce34">
            <text:p>x+4</text:p>
          </table:table-cell>
          <table:table-cell table:number-columns-repeated="33" table:style-name="ce22"/>
          <table:table-cell table:number-columns-repeated="16342"/>
        </table:table-row>
        <table:table-row table:style-name="ro6">
          <table:table-cell office:value-type="string" table:style-name="ce69">
            <text:p>DOWNTURN_RGH</text:p>
          </table:table-cell>
          <table:table-cell office:value-type="string" table:style-name="ce31">
            <text:p>None</text:p>
          </table:table-cell>
          <table:table-cell table:number-columns-repeated="7" table:style-name="ce32"/>
          <table:table-cell office:value-type="string" table:style-name="ce42">
            <text:p>x-4</text:p>
          </table:table-cell>
          <table:table-cell table:number-columns-repeated="32" table:style-name="ce32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4">
            <text:p>FALL_LFT</text:p>
          </table:table-cell>
          <table:table-cell office:value-type="string" table:style-name="ce5">
            <text:p>No floor under</text:p>
          </table:table-cell>
          <table:table-cell table:number-columns-repeated="12" table:style-name="ce22"/>
          <table:table-cell office:value-type="string" table:style-name="ce34">
            <text:p>y+4</text:p>
          </table:table-cell>
          <table:table-cell table:number-columns-repeated="27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18">
            <text:p>Floor under</text:p>
          </table:table-cell>
          <table:table-cell table:number-columns-repeated="14" table:style-name="ce24"/>
          <table:table-cell table:style-name="ce35"/>
          <table:table-cell table:number-columns-repeated="25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5">
            <text:p>FALL_RGH</text:p>
          </table:table-cell>
          <table:table-cell office:value-type="string" table:style-name="ce5">
            <text:p>No floor under</text:p>
          </table:table-cell>
          <table:table-cell table:number-columns-repeated="13" table:style-name="ce22"/>
          <table:table-cell office:value-type="string" table:style-name="ce34">
            <text:p>y+4</text:p>
          </table:table-cell>
          <table:table-cell table:number-columns-repeated="26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25">
            <text:p>floor under</text:p>
          </table:table-cell>
          <table:table-cell table:style-name="ce26"/>
          <table:table-cell table:number-columns-repeated="2" table:style-name="ce24"/>
          <table:table-cell table:number-columns-repeated="12" table:style-name="ce26"/>
          <table:table-cell table:style-name="ce36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5">
            <text:p>FALL_END_LFT</text:p>
          </table:table-cell>
          <table:table-cell office:value-type="string" table:style-name="ce5">
            <text:p>Colision left</text:p>
          </table:table-cell>
          <table:table-cell table:number-columns-repeated="8" table:style-name="ce22"/>
          <table:table-cell office:value-type="string" table:style-name="ce34">
            <text:p>y-8 <text:s/>x+4 <text:s/>Phase=1</text:p>
          </table:table-cell>
          <table:table-cell table:number-columns-repeated="31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25">
            <text:p>None</text:p>
          </table:table-cell>
          <table:table-cell table:style-name="ce26"/>
          <table:table-cell office:value-type="string" table:style-name="ce27">
            <text:p>y-8</text:p>
          </table:table-cell>
          <table:table-cell table:style-name="ce24"/>
          <table:table-cell table:number-columns-repeated="14"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5">
            <text:p>FALL_END_LFT</text:p>
          </table:table-cell>
          <table:table-cell office:value-type="string" table:style-name="ce5">
            <text:p>Colision right</text:p>
          </table:table-cell>
          <table:table-cell table:number-columns-repeated="9" table:style-name="ce22"/>
          <table:table-cell office:value-type="string" table:style-name="ce34">
            <text:p>y-8 <text:s/>x-4 <text:s/>Phase=1</text:p>
          </table:table-cell>
          <table:table-cell table:number-columns-repeated="30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25">
            <text:p>None</text:p>
          </table:table-cell>
          <table:table-cell table:style-name="ce26"/>
          <table:table-cell table:number-columns-repeated="2" table:style-name="ce24"/>
          <table:table-cell office:value-type="string" table:style-name="ce27">
            <text:p>y-8</text:p>
          </table:table-cell>
          <table:table-cell table:number-columns-repeated="13"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7" table:style-name="ce24"/>
          <table:table-cell table:number-columns-repeated="16342"/>
        </table:table-row>
        <table:table-row table:style-name="ro6">
          <table:table-cell office:value-type="string" table:style-name="ce67">
            <text:p>JUMP_UP0_LFT</text:p>
          </table:table-cell>
          <table:table-cell office:value-type="string" table:style-name="ce5">
            <text:p>None</text:p>
          </table:table-cell>
          <table:table-cell table:number-columns-repeated="18" table:style-name="ce22"/>
          <table:table-cell office:value-type="string" table:style-name="ce51">
            <text:p>y-8</text:p>
          </table:table-cell>
          <table:table-cell table:style-name="ce52"/>
          <table:table-cell table:number-columns-repeated="3" table:style-name="ce22"/>
          <table:table-cell table:number-columns-repeated="3"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number-columns-repeated="7" table:style-name="ce52"/>
          <table:table-cell table:number-columns-repeated="16342"/>
        </table:table-row>
        <table:table-row table:style-name="ro6">
          <table:table-cell office:value-type="string" table:style-name="ce69">
            <text:p>JUMP_UP0_RGH</text:p>
          </table:table-cell>
          <table:table-cell office:value-type="string" table:style-name="ce31">
            <text:p>None</text:p>
          </table:table-cell>
          <table:table-cell table:number-columns-repeated="3" table:style-name="ce32"/>
          <table:table-cell table:style-name="ce22"/>
          <table:table-cell table:number-columns-repeated="3" table:style-name="ce32"/>
          <table:table-cell table:style-name="ce48"/>
          <table:table-cell table:number-columns-repeated="10" table:style-name="ce32"/>
          <table:table-cell table:style-name="ce53"/>
          <table:table-cell office:value-type="string" table:style-name="ce51">
            <text:p>y-8</text:p>
          </table:table-cell>
          <table:table-cell table:number-columns-repeated="2" table:style-name="ce32"/>
          <table:table-cell table:number-columns-repeated="18" table:style-name="ce53"/>
          <table:table-cell table:number-columns-repeated="16342"/>
        </table:table-row>
        <table:table-row table:style-name="ro7">
          <table:table-cell office:value-type="string" table:number-columns-spanned="1" table:number-rows-spanned="4" table:style-name="ce94">
            <text:p>JUMP_UP1_LFT</text:p>
          </table:table-cell>
          <table:table-cell office:value-type="string" table:style-name="ce5">
            <text:p>End jump table</text:p>
          </table:table-cell>
          <table:table-cell table:number-columns-repeated="12" table:style-name="ce54"/>
          <table:table-cell table:style-name="ce62"/>
          <table:table-cell table:number-columns-repeated="27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up</text:p>
          </table:table-cell>
          <table:table-cell table:number-columns-repeated="18" table:style-name="ce30"/>
          <table:table-cell office:value-type="string" table:style-name="ce63">
            <text:p>y-DeltaY <text:s/>¿IncPhase?</text:p>
          </table:table-cell>
          <table:table-cell table:number-columns-repeated="21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left</text:p>
          </table:table-cell>
          <table:table-cell table:number-columns-repeated="18" table:style-name="ce30"/>
          <table:table-cell office:value-type="string" table:style-name="ce63">
            <text:p>x+DeltaX <text:s/>¿IncPhase?</text:p>
          </table:table-cell>
          <table:table-cell table:number-columns-repeated="21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6">
            <text:p>Solid left or solid up</text:p>
          </table:table-cell>
          <table:table-cell table:number-columns-repeated="12" table:style-name="ce24"/>
          <table:table-cell table:style-name="ce35"/>
          <table:table-cell table:number-columns-repeated="27" table:style-name="ce24"/>
          <table:table-cell table:number-columns-repeated="16342"/>
        </table:table-row>
        <table:table-row table:style-name="ro9">
          <table:table-cell office:value-type="string" table:number-columns-spanned="1" table:number-rows-spanned="4" table:style-name="ce94">
            <text:p>JUMP_UP1_RGH</text:p>
          </table:table-cell>
          <table:table-cell office:value-type="string" table:style-name="ce5">
            <text:p>End jump table</text:p>
          </table:table-cell>
          <table:table-cell table:number-columns-repeated="13" table:style-name="ce54"/>
          <table:table-cell table:style-name="ce62"/>
          <table:table-cell table:number-columns-repeated="26" table:style-name="ce54"/>
          <table:table-cell table:number-columns-repeated="16342"/>
        </table:table-row>
        <table:table-row table:style-name="ro9">
          <table:covered-table-cell/>
          <table:table-cell office:value-type="string" table:style-name="ce8">
            <text:p>No solid up</text:p>
          </table:table-cell>
          <table:table-cell table:number-columns-repeated="19" table:style-name="ce30"/>
          <table:table-cell office:value-type="string" table:style-name="ce63">
            <text:p>y-DeltaY <text:s/>¿IncPhase?</text:p>
          </table:table-cell>
          <table:table-cell table:number-columns-repeated="20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right</text:p>
          </table:table-cell>
          <table:table-cell table:number-columns-repeated="19" table:style-name="ce30"/>
          <table:table-cell office:value-type="string" table:style-name="ce63">
            <text:p>x+DeltaX <text:s/>¿IncPhase?</text:p>
          </table:table-cell>
          <table:table-cell table:number-columns-repeated="20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7">
            <text:p>Solid right or solid up</text:p>
          </table:table-cell>
          <table:table-cell table:number-columns-repeated="13" table:style-name="ce24"/>
          <table:table-cell table:style-name="ce35"/>
          <table:table-cell table:number-columns-repeated="26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4" table:style-name="ce94">
            <text:p>JUMP_HO1_LFT</text:p>
          </table:table-cell>
          <table:table-cell office:value-type="string" table:style-name="ce5">
            <text:p>End jump table</text:p>
          </table:table-cell>
          <table:table-cell table:number-columns-repeated="22" table:style-name="ce54"/>
          <table:table-cell office:value-type="string" table:style-name="ce55">
            <text:p>JumpTable_LFT2</text:p>
          </table:table-cell>
          <table:table-cell table:number-columns-repeated="17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up</text:p>
          </table:table-cell>
          <table:table-cell table:number-columns-repeated="20" table:style-name="ce30"/>
          <table:table-cell office:value-type="string" table:style-name="ce63">
            <text:p>y-DeltaY <text:s/>¿IncPhase?</text:p>
          </table:table-cell>
          <table:table-cell table:number-columns-repeated="19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left</text:p>
          </table:table-cell>
          <table:table-cell table:number-columns-repeated="20" table:style-name="ce30"/>
          <table:table-cell office:value-type="string" table:style-name="ce63">
            <text:p>x+DeltaX <text:s/>¿IncPhase?</text:p>
          </table:table-cell>
          <table:table-cell table:number-columns-repeated="19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6">
            <text:p>Solid left or solid up</text:p>
          </table:table-cell>
          <table:table-cell table:number-columns-repeated="12" table:style-name="ce24"/>
          <table:table-cell table:style-name="ce35"/>
          <table:table-cell table:number-columns-repeated="2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4" table:style-name="ce94">
            <text:p>JUMP_HO2_LFT</text:p>
          </table:table-cell>
          <table:table-cell office:value-type="string" table:style-name="ce5">
            <text:p>End jump table</text:p>
          </table:table-cell>
          <table:table-cell table:number-columns-repeated="12" table:style-name="ce54"/>
          <table:table-cell table:style-name="ce62"/>
          <table:table-cell table:number-columns-repeated="27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up</text:p>
          </table:table-cell>
          <table:table-cell table:number-columns-repeated="22" table:style-name="ce30"/>
          <table:table-cell office:value-type="string" table:style-name="ce63">
            <text:p>y-DeltaY <text:s/>¿IncPhase?</text:p>
          </table:table-cell>
          <table:table-cell table:number-columns-repeated="17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left</text:p>
          </table:table-cell>
          <table:table-cell table:number-columns-repeated="22" table:style-name="ce30"/>
          <table:table-cell office:value-type="string" table:style-name="ce63">
            <text:p>x+DeltaX <text:s/>¿IncPhase?</text:p>
          </table:table-cell>
          <table:table-cell table:number-columns-repeated="17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6">
            <text:p>Solid left or solid up</text:p>
          </table:table-cell>
          <table:table-cell table:number-columns-repeated="12" table:style-name="ce24"/>
          <table:table-cell table:style-name="ce35"/>
          <table:table-cell table:number-columns-repeated="2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4" table:style-name="ce94">
            <text:p>JUMP_HO1_RGH</text:p>
          </table:table-cell>
          <table:table-cell office:value-type="string" table:style-name="ce5">
            <text:p>End jump table</text:p>
          </table:table-cell>
          <table:table-cell table:number-columns-repeated="23" table:style-name="ce54"/>
          <table:table-cell office:value-type="string" table:style-name="ce55">
            <text:p>JumpTable_RGH2</text:p>
          </table:table-cell>
          <table:table-cell table:number-columns-repeated="16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up</text:p>
          </table:table-cell>
          <table:table-cell table:number-columns-repeated="21" table:style-name="ce30"/>
          <table:table-cell office:value-type="string" table:style-name="ce63">
            <text:p>y-DeltaY <text:s/>¿IncPhase?</text:p>
          </table:table-cell>
          <table:table-cell table:number-columns-repeated="18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right</text:p>
          </table:table-cell>
          <table:table-cell table:number-columns-repeated="21" table:style-name="ce30"/>
          <table:table-cell office:value-type="string" table:style-name="ce63">
            <text:p>x+DeltaX <text:s/>¿IncPhase?</text:p>
          </table:table-cell>
          <table:table-cell table:number-columns-repeated="18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6">
            <text:p>Solid right or solid down</text:p>
          </table:table-cell>
          <table:table-cell table:number-columns-repeated="12" table:style-name="ce24"/>
          <table:table-cell table:style-name="ce35"/>
          <table:table-cell table:number-columns-repeated="2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4" table:style-name="ce94">
            <text:p>JUMP_HO2_RGH</text:p>
          </table:table-cell>
          <table:table-cell office:value-type="string" table:style-name="ce5">
            <text:p>End jump table</text:p>
          </table:table-cell>
          <table:table-cell table:number-columns-repeated="13" table:style-name="ce54"/>
          <table:table-cell table:style-name="ce62"/>
          <table:table-cell table:number-columns-repeated="26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up</text:p>
          </table:table-cell>
          <table:table-cell table:number-columns-repeated="23" table:style-name="ce30"/>
          <table:table-cell office:value-type="string" table:style-name="ce63">
            <text:p>y-DeltaY <text:s/>¿IncPhase?</text:p>
          </table:table-cell>
          <table:table-cell table:number-columns-repeated="16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right</text:p>
          </table:table-cell>
          <table:table-cell table:number-columns-repeated="23" table:style-name="ce30"/>
          <table:table-cell office:value-type="string" table:style-name="ce63">
            <text:p>x+DeltaX <text:s/>¿IncPhase?</text:p>
          </table:table-cell>
          <table:table-cell table:number-columns-repeated="16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7">
            <text:p>Solid right or solid down</text:p>
          </table:table-cell>
          <table:table-cell table:number-columns-repeated="13" table:style-name="ce24"/>
          <table:table-cell table:style-name="ce35"/>
          <table:table-cell table:number-columns-repeated="26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4">
            <text:p>LADDER_ST_LFT</text:p>
          </table:table-cell>
          <table:table-cell office:value-type="string" table:style-name="ce5">
            <text:p>Phase=0 after IncPhase</text:p>
          </table:table-cell>
          <table:table-cell table:number-columns-repeated="26" table:style-name="ce22"/>
          <table:table-cell office:value-type="string" table:style-name="ce34">
            <text:p>x-4</text:p>
          </table:table-cell>
          <table:table-cell table:number-columns-repeated="13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18">
            <text:p>Phase!=0 afterIncPhase</text:p>
          </table:table-cell>
          <table:table-cell table:number-columns-repeated="24" table:style-name="ce24"/>
          <table:table-cell office:value-type="string" table:style-name="ce27">
            <text:p>x-4</text:p>
          </table:table-cell>
          <table:table-cell table:number-columns-repeated="15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2" table:style-name="ce95">
            <text:p>LADDER_ST_RGH</text:p>
          </table:table-cell>
          <table:table-cell office:value-type="string" table:style-name="ce5">
            <text:p>Phase=0 after IncPhase</text:p>
          </table:table-cell>
          <table:table-cell table:number-columns-repeated="27" table:style-name="ce22"/>
          <table:table-cell office:value-type="string" table:style-name="ce34">
            <text:p>x+4</text:p>
          </table:table-cell>
          <table:table-cell table:number-columns-repeated="12" table:style-name="ce22"/>
          <table:table-cell table:number-columns-repeated="16342"/>
        </table:table-row>
        <table:table-row table:style-name="ro7">
          <table:covered-table-cell/>
          <table:table-cell office:value-type="string" table:style-name="ce18">
            <text:p>Phase!=0 afterIncPhase</text:p>
          </table:table-cell>
          <table:table-cell table:style-name="ce26"/>
          <table:table-cell table:number-columns-repeated="2" table:style-name="ce24"/>
          <table:table-cell table:number-columns-repeated="14"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2" table:style-name="ce24"/>
          <table:table-cell office:value-type="string" table:style-name="ce27">
            <text:p>x+4</text:p>
          </table:table-cell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7" table:style-name="ce94">
            <text:p>LADDER_LFT</text:p>
          </table:table-cell>
          <table:table-cell office:value-type="string" table:style-name="ce5">
            <text:p>UP (ladder)</text:p>
          </table:table-cell>
          <table:table-cell table:number-columns-repeated="26" table:style-name="ce54"/>
          <table:table-cell office:value-type="string" table:style-name="ce55">
            <text:p>y-4 <text:s/>IncPhase</text:p>
          </table:table-cell>
          <table:table-cell table:number-columns-repeated="13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UP (no ladder)</text:p>
          </table:table-cell>
          <table:table-cell table:number-columns-repeated="28" table:style-name="ce30"/>
          <table:table-cell table:style-name="ce70"/>
          <table:table-cell table:number-columns-repeated="11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DOWN (ladder)</text:p>
          </table:table-cell>
          <table:table-cell table:number-columns-repeated="26" table:style-name="ce30"/>
          <table:table-cell office:value-type="string" table:style-name="ce40">
            <text:p>y+4 <text:s/>DecPhase</text:p>
          </table:table-cell>
          <table:table-cell table:number-columns-repeated="13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DOWN (no ladder)</text:p>
          </table:table-cell>
          <table:table-cell table:number-columns-repeated="8" table:style-name="ce30"/>
          <table:table-cell office:value-type="string" table:style-name="ce40">
            <text:p>x+4 <text:s/>Phase=1</text:p>
          </table:table-cell>
          <table:table-cell table:number-columns-repeated="31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RIGHT (ladder down)</text:p>
          </table:table-cell>
          <table:table-cell table:number-columns-repeated="12" table:style-name="ce30"/>
          <table:table-cell office:value-type="string" table:style-name="ce40">
            <text:p>x+8</text:p>
          </table:table-cell>
          <table:table-cell table:number-columns-repeated="27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RIGHT (no ladder down)</text:p>
          </table:table-cell>
          <table:table-cell table:number-columns-repeated="8" table:style-name="ce29"/>
          <table:table-cell office:value-type="string" table:style-name="ce40">
            <text:p>x+4 <text:s/>Phase=1</text:p>
          </table:table-cell>
          <table:table-cell table:number-columns-repeated="31" table:style-name="ce29"/>
          <table:table-cell table:number-columns-repeated="16342"/>
        </table:table-row>
        <table:table-row table:style-name="ro7">
          <table:covered-table-cell/>
          <table:table-cell office:value-type="string" table:style-name="ce57">
            <text:p>None</text:p>
          </table:table-cell>
          <table:table-cell table:number-columns-repeated="26" table:style-name="ce24"/>
          <table:table-cell table:style-name="ce35"/>
          <table:table-cell table:number-columns-repeated="13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7" table:style-name="ce94">
            <text:p>LADDER_RGH</text:p>
          </table:table-cell>
          <table:table-cell office:value-type="string" table:style-name="ce5">
            <text:p>UP (ladder)</text:p>
          </table:table-cell>
          <table:table-cell table:number-columns-repeated="27" table:style-name="ce54"/>
          <table:table-cell office:value-type="string" table:style-name="ce55">
            <text:p>y-4 <text:s/>IncPhase</text:p>
          </table:table-cell>
          <table:table-cell table:number-columns-repeated="12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UP (no ladder)</text:p>
          </table:table-cell>
          <table:table-cell table:number-columns-repeated="29" table:style-name="ce30"/>
          <table:table-cell table:style-name="ce70"/>
          <table:table-cell table:number-columns-repeated="10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DOWN (ladder)</text:p>
          </table:table-cell>
          <table:table-cell table:number-columns-repeated="27" table:style-name="ce30"/>
          <table:table-cell office:value-type="string" table:style-name="ce40">
            <text:p>y+4 <text:s/>DecPhase</text:p>
          </table:table-cell>
          <table:table-cell table:number-columns-repeated="12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DOWN (no ladder)</text:p>
          </table:table-cell>
          <table:table-cell table:number-columns-repeated="9" table:style-name="ce30"/>
          <table:table-cell office:value-type="string" table:style-name="ce40">
            <text:p>x-4 <text:s/>Phase=1</text:p>
          </table:table-cell>
          <table:table-cell table:number-columns-repeated="30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LEFT (ladder down)</text:p>
          </table:table-cell>
          <table:table-cell table:number-columns-repeated="13" table:style-name="ce30"/>
          <table:table-cell office:value-type="string" table:style-name="ce40">
            <text:p>x-8</text:p>
          </table:table-cell>
          <table:table-cell table:number-columns-repeated="26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LEFT (no ladder down)</text:p>
          </table:table-cell>
          <table:table-cell table:number-columns-repeated="9" table:style-name="ce30"/>
          <table:table-cell office:value-type="string" table:style-name="ce40">
            <text:p>x-4 <text:s/>Phase=1</text:p>
          </table:table-cell>
          <table:table-cell table:number-columns-repeated="30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72">
            <text:p>None</text:p>
          </table:table-cell>
          <table:table-cell table:number-columns-repeated="27" table:style-name="ce24"/>
          <table:table-cell table:style-name="ce35"/>
          <table:table-cell table:number-columns-repeated="12" table:style-name="ce24"/>
          <table:table-cell table:number-columns-repeated="16342"/>
        </table:table-row>
        <table:table-row table:style-name="ro6">
          <table:table-cell office:value-type="string" table:style-name="ce67">
            <text:p>LADDERUP_LFT</text:p>
          </table:table-cell>
          <table:table-cell office:value-type="string" table:style-name="ce5">
            <text:p>None</text:p>
          </table:table-cell>
          <table:table-cell table:number-columns-repeated="6" table:style-name="ce22"/>
          <table:table-cell office:value-type="string" table:style-name="ce34">
            <text:p>x-8 <text:s/>y-8</text:p>
          </table:table-cell>
          <table:table-cell table:number-columns-repeated="16" table:style-name="ce22"/>
          <table:table-cell table:number-columns-repeated="3"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number-columns-repeated="7" table:style-name="ce52"/>
          <table:table-cell table:number-columns-repeated="16342"/>
        </table:table-row>
        <table:table-row table:style-name="ro6">
          <table:table-cell office:value-type="string" table:style-name="ce69">
            <text:p>LADDERUP_RGH</text:p>
          </table:table-cell>
          <table:table-cell office:value-type="string" table:style-name="ce31">
            <text:p>None</text:p>
          </table:table-cell>
          <table:table-cell table:number-columns-repeated="3" table:style-name="ce32"/>
          <table:table-cell table:style-name="ce22"/>
          <table:table-cell table:number-columns-repeated="3" table:style-name="ce32"/>
          <table:table-cell office:value-type="string" table:style-name="ce34">
            <text:p>x+8 <text:s/>y-8</text:p>
          </table:table-cell>
          <table:table-cell table:number-columns-repeated="14" table:style-name="ce32"/>
          <table:table-cell table:number-columns-repeated="18" table:style-name="ce53"/>
          <table:table-cell table:number-columns-repeated="16342"/>
        </table:table-row>
        <table:table-row table:style-name="ro7">
          <table:table-cell office:value-type="string" table:number-columns-spanned="1" table:number-rows-spanned="5" table:style-name="ce94">
            <text:p>SLIDE_LFT</text:p>
          </table:table-cell>
          <table:table-cell office:value-type="string" table:style-name="ce5">
            <text:p>End SlideCounter (no collision down)</text:p>
          </table:table-cell>
          <table:table-cell table:number-columns-repeated="12" table:style-name="ce54"/>
          <table:table-cell office:value-type="string" table:style-name="ce55">
            <text:p>y-8</text:p>
          </table:table-cell>
          <table:table-cell table:number-columns-repeated="27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End SlideCounter (collision down)</text:p>
          </table:table-cell>
          <table:table-cell table:number-columns-repeated="14" table:style-name="ce30"/>
          <table:table-cell table:style-name="ce70"/>
          <table:table-cell table:number-columns-repeated="25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down &amp; half way</text:p>
          </table:table-cell>
          <table:table-cell table:number-columns-repeated="30" table:style-name="ce30"/>
          <table:table-cell office:value-type="string" table:style-name="ce63">
            <text:p>y+4</text:p>
          </table:table-cell>
          <table:table-cell table:number-columns-repeated="9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No solid left</text:p>
          </table:table-cell>
          <table:table-cell table:number-columns-repeated="30" table:style-name="ce30"/>
          <table:table-cell office:value-type="string" table:style-name="ce63">
            <text:p>x-4</text:p>
          </table:table-cell>
          <table:table-cell table:number-columns-repeated="9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8">
            <text:p>Solid left</text:p>
          </table:table-cell>
          <table:table-cell table:number-columns-repeated="14" table:style-name="ce30"/>
          <table:table-cell table:style-name="ce70"/>
          <table:table-cell table:number-columns-repeated="25" table:style-name="ce30"/>
          <table:table-cell table:number-columns-repeated="16342"/>
        </table:table-row>
        <table:table-row table:style-name="ro7">
          <table:table-cell office:value-type="string" table:number-columns-spanned="1" table:number-rows-spanned="5" table:style-name="ce94">
            <text:p>SLIDE_RGH</text:p>
          </table:table-cell>
          <table:table-cell office:value-type="string" table:style-name="ce5">
            <text:p>End SlideCounter (no collision down)</text:p>
          </table:table-cell>
          <table:table-cell table:number-columns-repeated="13" table:style-name="ce54"/>
          <table:table-cell office:value-type="string" table:style-name="ce55">
            <text:p>y-8</text:p>
          </table:table-cell>
          <table:table-cell table:number-columns-repeated="26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End SlideCounter (collision down)</text:p>
          </table:table-cell>
          <table:table-cell table:number-columns-repeated="15" table:style-name="ce30"/>
          <table:table-cell table:style-name="ce70"/>
          <table:table-cell table:number-columns-repeated="24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No solid down &amp; half way</text:p>
          </table:table-cell>
          <table:table-cell table:number-columns-repeated="31" table:style-name="ce30"/>
          <table:table-cell office:value-type="string" table:style-name="ce63">
            <text:p>y+4</text:p>
          </table:table-cell>
          <table:table-cell table:number-columns-repeated="8" table:style-name="ce30"/>
          <table:table-cell table:number-columns-repeated="16342"/>
        </table:table-row>
        <table:table-row table:style-name="ro8">
          <table:covered-table-cell/>
          <table:table-cell office:value-type="string" table:style-name="ce58">
            <text:p>No solid right</text:p>
          </table:table-cell>
          <table:table-cell table:number-columns-repeated="31" table:style-name="ce30"/>
          <table:table-cell office:value-type="string" table:style-name="ce63">
            <text:p>x-4</text:p>
          </table:table-cell>
          <table:table-cell table:number-columns-repeated="8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71">
            <text:p>Solid right</text:p>
          </table:table-cell>
          <table:table-cell table:number-columns-repeated="15" table:style-name="ce24"/>
          <table:table-cell table:style-name="ce35"/>
          <table:table-cell table:number-columns-repeated="24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3" table:style-name="ce94">
            <text:p>PUCH_LFT</text:p>
          </table:table-cell>
          <table:table-cell office:value-type="string" table:style-name="ce5">
            <text:p>End PunchCounter</text:p>
          </table:table-cell>
          <table:table-cell table:style-name="ce54"/>
          <table:table-cell office:value-type="string" table:style-name="ce55">
            <text:p>x+4</text:p>
          </table:table-cell>
          <table:table-cell table:number-columns-repeated="38" table:style-name="ce54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End PunchCounter &amp; LEFT</text:p>
          </table:table-cell>
          <table:table-cell table:number-columns-repeated="3" table:style-name="ce30"/>
          <table:table-cell office:value-type="string" table:style-name="ce40">
            <text:p>x+4 <text:s text:c="2"/>x-8</text:p>
          </table:table-cell>
          <table:table-cell table:number-columns-repeated="36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56">
            <text:p>No end PunchCounter</text:p>
          </table:table-cell>
          <table:table-cell table:number-columns-repeated="32" table:style-name="ce24"/>
          <table:table-cell office:value-type="string" table:style-name="ce27">
            <text:p>IncPhase <text:s/>x-4/x+4</text:p>
          </table:table-cell>
          <table:table-cell table:number-columns-repeated="7" table:style-name="ce24"/>
          <table:table-cell table:number-columns-repeated="16342"/>
        </table:table-row>
        <table:table-row table:style-name="ro7">
          <table:table-cell office:value-type="string" table:number-columns-spanned="1" table:number-rows-spanned="3" table:style-name="ce95">
            <text:p>PUNCH_RGH</text:p>
          </table:table-cell>
          <table:table-cell office:value-type="string" table:style-name="ce5">
            <text:p>End PunchCounter</text:p>
          </table:table-cell>
          <table:table-cell table:number-columns-repeated="3" table:style-name="ce54"/>
          <table:table-cell office:value-type="string" table:style-name="ce55">
            <text:p>x-4</text:p>
          </table:table-cell>
          <table:table-cell table:number-columns-repeated="30" table:style-name="ce54"/>
          <table:table-cell table:number-columns-repeated="6" table:style-name="ce29"/>
          <table:table-cell table:number-columns-repeated="16342"/>
        </table:table-row>
        <table:table-row table:style-name="ro8">
          <table:covered-table-cell/>
          <table:table-cell office:value-type="string" table:style-name="ce8">
            <text:p>End PunchCounter &amp; LEFT</text:p>
          </table:table-cell>
          <table:table-cell table:style-name="ce30"/>
          <table:table-cell office:value-type="string" table:style-name="ce40">
            <text:p>x-4 <text:s text:c="2"/>x+8</text:p>
          </table:table-cell>
          <table:table-cell table:number-columns-repeated="38" table:style-name="ce30"/>
          <table:table-cell table:number-columns-repeated="16342"/>
        </table:table-row>
        <table:table-row table:style-name="ro7">
          <table:covered-table-cell/>
          <table:table-cell office:value-type="string" table:style-name="ce80">
            <text:p>No end PunchCounter</text:p>
          </table:table-cell>
          <table:table-cell table:number-columns-repeated="33" table:style-name="ce24"/>
          <table:table-cell office:value-type="string" table:style-name="ce27">
            <text:p>IncPhase <text:s/>x+4/x-4</text:p>
          </table:table-cell>
          <table:table-cell table:number-columns-repeated="6" table:style-name="ce24"/>
          <table:table-cell table:number-columns-repeated="16342"/>
        </table:table-row>
        <table:table-row table:style-name="ro6">
          <table:table-cell office:value-type="string" table:style-name="ce67">
            <text:p>LADDERDW1_LFT</text:p>
          </table:table-cell>
          <table:table-cell office:value-type="string" table:style-name="ce5">
            <text:p>None</text:p>
          </table:table-cell>
          <table:table-cell table:number-columns-repeated="6" table:style-name="ce22"/>
          <table:table-cell table:style-name="ce32"/>
          <table:table-cell table:number-columns-repeated="16" table:style-name="ce22"/>
          <table:table-cell table:number-columns-repeated="3"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number-columns-repeated="3" table:style-name="ce52"/>
          <table:table-cell office:value-type="string" table:style-name="ce51">
            <text:p>x+8 <text:s/>y+8</text:p>
          </table:table-cell>
          <table:table-cell table:number-columns-repeated="3" table:style-name="ce52"/>
          <table:table-cell table:number-columns-repeated="16342"/>
        </table:table-row>
        <table:table-row table:style-name="ro6">
          <table:table-cell office:value-type="string" table:style-name="ce69">
            <text:p>LADDERDW1_RGH</text:p>
          </table:table-cell>
          <table:table-cell office:value-type="string" table:style-name="ce31">
            <text:p>None</text:p>
          </table:table-cell>
          <table:table-cell table:number-columns-repeated="22" table:style-name="ce32"/>
          <table:table-cell table:number-columns-repeated="15" table:style-name="ce53"/>
          <table:table-cell office:value-type="string" table:style-name="ce75">
            <text:p>x-8 <text:s/>y+8</text:p>
          </table:table-cell>
          <table:table-cell table:number-columns-repeated="2" table:style-name="ce53"/>
          <table:table-cell table:number-columns-repeated="16342"/>
        </table:table-row>
        <table:table-row table:style-name="ro6">
          <table:table-cell office:value-type="string" table:style-name="ce67">
            <text:p>LADDERDWN_LFT</text:p>
          </table:table-cell>
          <table:table-cell office:value-type="string" table:style-name="ce5">
            <text:p>None</text:p>
          </table:table-cell>
          <table:table-cell table:number-columns-repeated="6" table:style-name="ce22"/>
          <table:table-cell table:style-name="ce32"/>
          <table:table-cell table:number-columns-repeated="16" table:style-name="ce22"/>
          <table:table-cell table:number-columns-repeated="3" table:style-name="ce52"/>
          <table:table-cell table:style-name="ce23"/>
          <table:table-cell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number-columns-repeated="7" table:style-name="ce52"/>
          <table:table-cell table:number-columns-repeated="16342"/>
        </table:table-row>
        <table:table-row table:style-name="ro6">
          <table:table-cell office:value-type="string" table:style-name="ce69">
            <text:p>LADDERDWN_RGH</text:p>
          </table:table-cell>
          <table:table-cell office:value-type="string" table:style-name="ce31">
            <text:p>None</text:p>
          </table:table-cell>
          <table:table-cell table:number-columns-repeated="22" table:style-name="ce32"/>
          <table:table-cell table:number-columns-repeated="5" table:style-name="ce53"/>
          <table:table-cell table:style-name="ce74"/>
          <table:table-cell table:number-columns-repeated="12" table:style-name="ce53"/>
          <table:table-cell table:number-columns-repeated="16342"/>
        </table:table-row>
        <table:table-row table:style-name="ro6">
          <table:table-cell office:value-type="string" table:style-name="ce67">
            <text:p>FSM_THROW_LFT</text:p>
          </table:table-cell>
          <table:table-cell office:value-type="string" table:style-name="ce5">
            <text:p>None</text:p>
          </table:table-cell>
          <table:table-cell table:number-columns-repeated="6" table:style-name="ce22"/>
          <table:table-cell table:style-name="ce81"/>
          <table:table-cell table:number-columns-repeated="16" table:style-name="ce22"/>
          <table:table-cell table:number-columns-repeated="5" table:style-name="ce52"/>
          <table:table-cell table:style-name="ce22"/>
          <table:table-cell table:style-name="ce52"/>
          <table:table-cell table:style-name="ce22"/>
          <table:table-cell table:style-name="ce52"/>
          <table:table-cell table:style-name="ce22"/>
          <table:table-cell table:number-columns-repeated="7" table:style-name="ce52"/>
          <table:table-cell table:number-columns-repeated="16342"/>
        </table:table-row>
        <table:table-row table:style-name="ro6">
          <table:table-cell office:value-type="string" table:style-name="ce69">
            <text:p>FSM_THROW_RGH</text:p>
          </table:table-cell>
          <table:table-cell office:value-type="string" table:style-name="ce31">
            <text:p>None</text:p>
          </table:table-cell>
          <table:table-cell table:number-columns-repeated="7" table:style-name="ce32"/>
          <table:table-cell table:style-name="ce81"/>
          <table:table-cell table:number-columns-repeated="14" table:style-name="ce32"/>
          <table:table-cell table:number-columns-repeated="18" table:style-name="ce53"/>
          <table:table-cell table:number-columns-repeated="16342"/>
        </table:table-row>
        <table:table-row table:style-name="ro4">
          <table:table-cell table:style-name="ce4"/>
          <table:table-cell table:style-name="ce2"/>
          <table:table-cell table:number-columns-repeated="16382" table:style-name="ce1"/>
        </table:table-row>
        <table:table-row table:number-rows-repeated="10484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Casa Molino 13</meta:initial-creator>
    <dc:creator>Casa Molino 13</dc:creator>
    <meta:creation-date>2015-06-05T18:17:20Z</meta:creation-date>
    <dc:date>2025-12-08T18:11:30Z</dc:date>
    <meta:print-date>2025-12-08T18:10:29Z</meta:print-date>
  </office:meta>
</office:document-meta>
</file>